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</table:table-row>
        <table:table-row table:style-name="ro1" table:number-rows-repeated="5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09/12/2011</text:date>, <text:time>01:47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2-09T01:47:07</dc:date>
    <meta:editing-duration>PT00H16M28S</meta:editing-duration>
    <meta:editing-cycles>33</meta:editing-cycles>
    <meta:generator>OpenOffice.org/3.2$Unix OpenOffice.org_project/320m12$Build-9483</meta:generator>
    <dc:creator>david </dc:creator>
    <meta:document-statistic meta:table-count="3" meta:cell-count="74" meta:object-count="0"/>
  </office:meta>
</office:document-meta>
</file>